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5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28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33" style:family="graphic" style:parent-style-name="standard">
      <style:graphic-properties draw:textarea-horizontal-align="justify" draw:textarea-vertical-align="middle" draw:auto-grow-height="false" fo:min-height="1.402cm" fo:min-width="1.786cm"/>
    </style:style>
    <style:style style:name="gr34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38" style:family="graphic" style:parent-style-name="standard">
      <style:graphic-properties draw:textarea-horizontal-align="justify" draw:textarea-vertical-align="middle" draw:auto-grow-height="false" fo:min-height="0.804cm" fo:min-width="1.71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40" style:family="graphic" style:parent-style-name="standard">
      <style:graphic-properties draw:textarea-horizontal-align="justify" draw:textarea-vertical-align="middle" draw:auto-grow-height="false" fo:min-height="1.33cm" fo:min-width="1.588cm"/>
    </style:style>
    <style:style style:name="gr41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42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43" style:family="graphic" style:parent-style-name="standard">
      <style:graphic-properties draw:textarea-horizontal-align="justify" draw:textarea-vertical-align="middle" draw:auto-grow-height="false" fo:min-height="1.402cm" fo:min-width="2.494cm"/>
    </style:style>
    <style:style style:name="gr44" style:family="graphic" style:parent-style-name="standard">
      <style:graphic-properties draw:textarea-horizontal-align="justify" draw:textarea-vertical-align="middle" draw:auto-grow-height="false" fo:min-height="2.593cm" fo:min-width="4.072cm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47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48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49" style:family="graphic" style:parent-style-name="standard">
      <style:graphic-properties draw:textarea-horizontal-align="justify" draw:textarea-vertical-align="middle" draw:auto-grow-height="false" fo:min-height="1.148cm" fo:min-width="1.152cm"/>
    </style:style>
    <style:style style:name="gr50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51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53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54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55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56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57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 draw:fill-color="#ffffff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draw:layer="layout" svg:width="7.62cm" svg:height="1.016cm" svg:x="19.304cm" svg:y="7.112cm">
          <text:p text:style-name="P2"><text:s/>Broadcast sender Thread</text:p>
        </draw:rect>
        <draw:line draw:style-name="gr6" draw:text-style-name="P4" draw:layer="layout" svg:x1="23.126cm" svg:y1="5.348cm" svg:x2="23.149cm" svg:y2="7.112cm">
          <text:p/>
        </draw:line>
        <draw:frame draw:style-name="gr7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6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Broadcast receiver Thread</text:p>
        </draw:rect>
        <draw:line draw:style-name="gr6" draw:text-style-name="P4" draw:layer="layout" svg:x1="23.114cm" svg:y1="8.207cm" svg:x2="23.114cm" svg:y2="13.716cm">
          <text:p/>
        </draw:line>
        <draw:frame draw:style-name="gr9" draw:text-style-name="P5" draw:layer="layout" svg:width="4.572cm" svg:height="0.729cm" svg:x="23.114cm" svg:y="8.673cm">
          <draw:text-box>
            <text:p><text:span text:style-name="T3">Send list to N clients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6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0" draw:text-style-name="P4" draw:layer="layout" svg:x1="0cm" svg:y1="17.018cm" svg:x2="6.604cm" svg:y2="17.018cm">
          <text:p/>
        </draw:line>
        <draw:line draw:style-name="gr10" draw:text-style-name="P4" draw:layer="layout" svg:x1="6.604cm" svg:y1="19.304cm" svg:x2="0cm" svg:y2="19.304cm">
          <text:p/>
        </draw:line>
        <draw:line draw:style-name="gr11" draw:text-style-name="P4" draw:layer="layout" svg:x1="0cm" svg:y1="10.668cm" svg:x2="28cm" svg:y2="10.668cm">
          <text:p/>
        </draw:line>
        <draw:line draw:style-name="gr11" draw:text-style-name="P4" draw:layer="layout" svg:x1="0.762cm" svg:y1="10.668cm" svg:x2="0.762cm" svg:y2="21cm">
          <text:p/>
        </draw:line>
        <draw:rect draw:style-name="gr12" draw:text-style-name="P6" draw:layer="layout" svg:width="9.144cm" svg:height="3.81cm" svg:x="18.542cm" svg:y="1.778cm">
          <text:p/>
        </draw:rect>
        <draw:rect draw:style-name="gr12" draw:text-style-name="P6" draw:layer="layout" svg:width="8.89cm" svg:height="4.318cm" svg:x="5.588cm" svg:y="16.002cm">
          <text:p/>
        </draw:rect>
        <draw:line draw:style-name="gr6" draw:text-style-name="P4" draw:layer="layout" svg:x1="13.97cm" svg:y1="18.796cm" svg:x2="19.05cm" svg:y2="17.526cm">
          <text:p/>
        </draw:line>
        <draw:frame draw:style-name="gr13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6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rect draw:style-name="gr2" draw:text-style-name="P3" draw:layer="layout" svg:width="7.112cm" svg:height="1.524cm" draw:transform="skewX (-0.00191986217719376) rotate (-0.00191986217719389) translate (19.558cm 3.81cm)">
          <text:p text:style-name="P2"><text:span text:style-name="T2">N availability flags</text:span></text:p>
        </draw:rect>
        <draw:frame draw:style-name="gr14" draw:text-style-name="P8" draw:layer="layout" svg:width="6.858cm" svg:height="0.848cm" svg:x="19.812cm" svg:y="0.939cm">
          <draw:text-box>
            <text:p><text:span text:style-name="T2">Shared Memory: User List</text:span></text:p>
          </draw:text-box>
        </draw:frame>
        <draw:line draw:style-name="gr15" draw:text-style-name="P4" draw:layer="layout" svg:x1="8.382cm" svg:y1="12.192cm" svg:x2="8.382cm" svg:y2="5.588cm">
          <text:p/>
        </draw:line>
        <draw:line draw:style-name="gr15" draw:text-style-name="P4" draw:layer="layout" svg:x1="9.906cm" svg:y1="12.192cm" svg:x2="9.906cm" svg:y2="5.588cm">
          <text:p/>
        </draw:line>
        <draw:line draw:style-name="gr15" draw:text-style-name="P4" draw:layer="layout" svg:x1="12.954cm" svg:y1="5.334cm" svg:x2="19.558cm" svg:y2="4.572cm">
          <text:p/>
        </draw:line>
        <draw:frame draw:style-name="gr9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7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6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8" draw:text-style-name="P11" draw:layer="layout" svg:width="4.318cm" svg:height="0.962cm" svg:x="1.016cm" svg:y="1.016cm">
          <draw:text-box>
            <text:p text:style-name="P10"><text:span text:style-name="T5">Lato server</text:span></text:p>
          </draw:text-box>
        </draw:frame>
        <draw:frame draw:style-name="gr19" draw:text-style-name="P12" draw:layer="layout" svg:width="8.89cm" svg:height="1.165cm" svg:x="9.398cm" svg:y="1.016cm">
          <draw:text-box>
            <text:p text:style-name="P10"><text:span text:style-name="T6">Server: processo principale</text:span></text:p>
          </draw:text-box>
        </draw:frame>
        <draw:rect draw:style-name="gr2" draw:text-style-name="P13" draw:layer="layout" svg:width="7.012cm" svg:height="1.715cm" svg:x="3.402cm" svg:y="3.556cm">
          <text:p text:style-name="P13">Init: shared memory</text:p>
        </draw:rect>
        <draw:rect draw:style-name="gr2" draw:text-style-name="P13" xml:id="id1" draw:id="id1" draw:layer="layout" svg:width="9.633cm" svg:height="1.715cm" svg:x="2.032cm" svg:y="6.985cm">
          <text:p text:style-name="P13">Init/spawn: thread broadcast</text:p>
        </draw:rect>
        <draw:rect draw:style-name="gr2" draw:text-style-name="P13" xml:id="id2" draw:id="id2" draw:layer="layout" svg:width="3.01cm" svg:height="1.714cm" svg:x="5.343cm" svg:y="10.7cm">
          <text:p text:style-name="P13">listen</text:p>
        </draw:rect>
        <draw:rect draw:style-name="gr2" draw:text-style-name="P13" xml:id="id3" draw:id="id3" draw:layer="layout" svg:width="11.44cm" svg:height="1.714cm" svg:x="14.976cm" svg:y="10.7cm">
          <text:p text:style-name="P13">Init/spawn: i-esimo thread client</text:p>
        </draw:rect>
        <draw:rect draw:style-name="gr2" draw:text-style-name="P13" xml:id="id4" draw:id="id4" draw:layer="layout" svg:width="5.72cm" svg:height="1.714cm" svg:x="4.44cm" svg:y="17.844cm">
          <text:p text:style-name="P13">Signal handler</text:p>
        </draw:rect>
        <draw:rect draw:style-name="gr2" draw:text-style-name="P13" xml:id="id5" draw:id="id5" draw:layer="layout" svg:width="2.709cm" svg:height="1.714cm" svg:x="17.987cm" svg:y="17.844cm">
          <text:p text:style-name="P13">Exit</text:p>
        </draw:rect>
        <draw:frame draw:style-name="gr20" draw:text-style-name="P7" draw:layer="layout" svg:width="3.011cm" svg:height="0.907cm" svg:x="11.665cm" svg:y="10.414cm">
          <draw:text-box>
            <text:p text:style-name="P14"><text:span text:style-name="T4">switch</text:span></text:p>
          </draw:text-box>
        </draw:frame>
        <draw:frame draw:style-name="gr21" draw:text-style-name="P7" draw:layer="layout" svg:width="4.214cm" svg:height="1.531cm" svg:x="3.847cm" svg:y="14.312cm">
          <draw:text-box>
            <text:p text:style-name="P14"><text:span text:style-name="T4">Segnale termina</text:span></text:p>
          </draw:text-box>
        </draw:frame>
        <draw:connector draw:style-name="gr6" draw:text-style-name="P4" draw:layer="layout" svg:x1="6.848cm" svg:y1="8.7cm" svg:x2="6.848cm" svg:y2="10.7cm" draw:start-shape="id1" draw:start-glue-point="2" draw:end-shape="id2" draw:end-glue-point="0" svg:d="M6848 8700v2000" svg:viewBox="0 0 1 2001">
          <text:p/>
        </draw:connector>
        <draw:connector draw:style-name="gr6" draw:text-style-name="P4" draw:layer="layout" svg:x1="6.849cm" svg:y1="5.271cm" svg:x2="6.848cm" svg:y2="6.985cm" draw:end-shape="id1" draw:end-glue-point="0" svg:d="M6849 5271v607h-1v1107" svg:viewBox="0 0 2 1715">
          <text:p/>
        </draw:connector>
        <draw:connector draw:style-name="gr6" draw:text-style-name="P4" draw:layer="layout" svg:x1="8.353cm" svg:y1="11.557cm" svg:x2="14.976cm" svg:y2="11.557cm" draw:start-shape="id2" draw:start-glue-point="1" draw:end-shape="id3" draw:end-glue-point="3" svg:d="M8353 11557h6623" svg:viewBox="0 0 6624 1">
          <text:p/>
        </draw:connector>
        <draw:connector draw:style-name="gr6" draw:text-style-name="P4" draw:layer="layout" svg:x1="20.696cm" svg:y1="12.414cm" svg:x2="6.848cm" svg:y2="12.414cm" draw:start-shape="id3" draw:start-glue-point="2" draw:end-shape="id2" svg:d="M20696 12414v501h-13848v-501" svg:viewBox="0 0 13849 502">
          <text:p/>
        </draw:connector>
        <draw:connector draw:style-name="gr6" draw:text-style-name="P4" draw:layer="layout" svg:x1="5.343cm" svg:y1="11.557cm" svg:x2="4.44cm" svg:y2="18.701cm" draw:start-shape="id2" draw:start-glue-point="3" draw:end-shape="id4" draw:end-glue-point="3" svg:d="M5343 11557h-1404v7144h501" svg:viewBox="0 0 1405 7145">
          <text:p/>
        </draw:connector>
        <draw:connector draw:style-name="gr6" draw:text-style-name="P4" draw:layer="layout" svg:x1="10.16cm" svg:y1="18.701cm" svg:x2="17.987cm" svg:y2="18.701cm" draw:start-shape="id4" draw:start-glue-point="1" draw:end-shape="id5" draw:end-glue-point="3" svg:d="M10160 18701h7827" svg:viewBox="0 0 7828 1">
          <text:p/>
        </draw:connector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8" draw:text-style-name="P11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8" draw:text-style-name="P16" draw:layer="layout" svg:width="8.89cm" svg:height="0.962cm" svg:x="9.144cm" svg:y="1.016cm">
          <draw:text-box>
            <text:p><text:span text:style-name="T6">i-esimo thread client</text:span></text:p>
          </draw:text-box>
        </draw:frame>
        <draw:rect draw:style-name="gr2" draw:text-style-name="P2" xml:id="id7" draw:id="id7" draw:layer="layout" svg:width="6.096cm" svg:height="1.778cm" svg:x="3.302cm" svg:y="4.826cm">
          <text:p text:style-name="P2">Init client metadata</text:p>
        </draw:rect>
        <draw:custom-shape draw:style-name="gr22" draw:text-style-name="P2" xml:id="id6" draw:id="id6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35cm" svg:y1="3.667cm" svg:x2="6.35cm" svg:y2="4.826cm" draw:start-shape="id6" draw:start-glue-point="2" draw:end-shape="id7" svg:d="M6350 3667v1159" svg:viewBox="0 0 1 1160">
          <text:p/>
        </draw:connector>
        <draw:custom-shape draw:style-name="gr23" draw:text-style-name="P2" xml:id="id8" draw:id="id8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4" draw:text-style-name="P2" xml:id="id9" draw:id="id9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629cm" svg:y1="11.423cm" svg:x2="12.185cm" svg:y2="11.423cm" draw:start-shape="id8" draw:start-glue-point="1" draw:end-shape="id9" draw:end-glue-point="5" svg:d="M8629 11423h3556" svg:viewBox="0 0 3557 1">
          <text:p/>
        </draw:connector>
        <draw:custom-shape draw:style-name="gr25" draw:text-style-name="P2" xml:id="id10" draw:id="id10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5.741cm" svg:y1="11.423cm" svg:x2="20.066cm" svg:y2="12.7cm" draw:start-shape="id9" draw:start-glue-point="7" draw:end-shape="id10" draw:end-glue-point="3" svg:d="M15741 11423h2163v1277h2162" svg:viewBox="0 0 4326 1278">
          <text:p/>
        </draw:connector>
        <draw:frame draw:style-name="gr1" draw:text-style-name="P7" draw:layer="layout" svg:width="1.778cm" svg:height="0.806cm" svg:x="15.741cm" svg:y="10.661cm">
          <draw:text-box>
            <text:p><text:span text:style-name="T4">si</text:span></text:p>
          </draw:text-box>
        </draw:frame>
        <draw:custom-shape draw:style-name="gr26" draw:text-style-name="P2" xml:id="id11" draw:id="id11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6.343cm" svg:y1="12.439cm" svg:x2="13.963cm" svg:y2="14.471cm" draw:start-shape="id8" draw:start-glue-point="2" draw:end-shape="id11" draw:end-glue-point="4" svg:d="M6343 12439v1016h7620v1016" svg:viewBox="0 0 7621 2033">
          <text:p/>
        </draw:connector>
        <draw:custom-shape draw:style-name="gr27" draw:text-style-name="P2" xml:id="id12" draw:id="id12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1.169cm" svg:y1="16.503cm" svg:x2="8.121cm" svg:y2="16.503cm" draw:start-shape="id11" draw:start-glue-point="5" draw:end-shape="id12" draw:end-glue-point="1" svg:d="M11169 16503h-3048" svg:viewBox="0 0 3049 1">
          <text:p/>
        </draw:connector>
        <draw:connector draw:style-name="gr6" draw:text-style-name="P4" draw:layer="layout" svg:x1="3.549cm" svg:y1="16.503cm" svg:x2="4.057cm" svg:y2="11.423cm" draw:start-shape="id12" draw:start-glue-point="3" draw:end-shape="id8" draw:end-glue-point="3" svg:d="M3549 16503h-501v-5080h1009" svg:viewBox="0 0 1010 5081">
          <text:p/>
        </draw:connector>
        <draw:connector draw:style-name="gr6" draw:text-style-name="P4" draw:layer="layout" svg:x1="13.963cm" svg:y1="9.899cm" svg:x2="6.343cm" svg:y2="10.407cm" draw:start-shape="id9" draw:start-glue-point="4" draw:end-shape="id8" draw:end-glue-point="0" svg:d="M13963 9899v-501h-7620v1009" svg:viewBox="0 0 7621 1010">
          <text:p/>
        </draw:connector>
        <draw:frame draw:style-name="gr1" draw:text-style-name="P7" draw:layer="layout" svg:width="1.778cm" svg:height="0.806cm" svg:x="13.963cm" svg:y="9.144cm">
          <draw:text-box>
            <text:p><text:span text:style-name="T4">No</text:span></text:p>
          </draw:text-box>
        </draw:frame>
        <draw:custom-shape draw:style-name="gr28" draw:text-style-name="P2" xml:id="id13" draw:id="id13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606cm" svg:y1="11.938cm" svg:x2="22.606cm" svg:y2="7.874cm" draw:start-shape="id10" draw:start-glue-point="0" draw:end-shape="id13" draw:end-glue-point="2" svg:d="M22606 11938v-4064" svg:viewBox="0 0 1 4065">
          <text:p/>
        </draw:connector>
        <draw:connector draw:style-name="gr6" draw:text-style-name="P4" draw:layer="layout" svg:x1="6.35cm" svg:y1="6.604cm" svg:x2="6.343cm" svg:y2="10.407cm" draw:start-shape="id7" draw:start-glue-point="2" draw:end-shape="id8" draw:end-glue-point="0" svg:d="M6350 6604v1902h-7v1901" svg:viewBox="0 0 8 3804">
          <text:p/>
        </draw:connector>
        <presentation:notes draw:style-name="dp2">
          <draw:page-thumbnail draw:style-name="gr1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8" draw:text-style-name="P11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9" draw:text-style-name="P16" draw:layer="layout" svg:width="6.604cm" svg:height="1.673cm" svg:x="9.398cm" svg:y="1.016cm">
          <draw:text-box>
            <text:p><text:span text:style-name="T6">Broadcast sender</text:span></text:p>
          </draw:text-box>
        </draw:frame>
        <draw:custom-shape draw:style-name="gr30" draw:text-style-name="P2" xml:id="id14" draw:id="id14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1" draw:text-style-name="P2" xml:id="id15" draw:id="id15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5.08cm" svg:x2="5.08cm" svg:y2="7.112cm" draw:start-shape="id14" draw:start-glue-point="2" draw:end-shape="id15" draw:end-glue-point="0" svg:d="M5080 5080v2032" svg:viewBox="0 0 1 2033">
          <text:p/>
        </draw:connector>
        <draw:custom-shape draw:style-name="gr32" draw:text-style-name="P2" xml:id="id16" draw:id="id16" draw:layer="layout" svg:width="6.096cm" svg:height="1.778cm" svg:x="2.032cm" svg:y="10.922cm">
          <text:p text:style-name="P2">Controllo slot i-esimo</text:p>
          <text:p text:style-name="P2">progressiv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8.89cm" svg:x2="5.08cm" svg:y2="10.922cm" draw:start-shape="id15" draw:start-glue-point="2" draw:end-shape="id16" draw:end-glue-point="0" svg:d="M5080 8890v2032" svg:viewBox="0 0 1 2033">
          <text:p/>
        </draw:connector>
        <draw:custom-shape draw:style-name="gr33" draw:text-style-name="P2" xml:id="id17" draw:id="id17" draw:layer="layout" svg:width="4.572cm" svg:height="3.302cm" svg:x="11.938cm" svg:y="10.16cm">
          <text:p text:style-name="P2">Modifica</text:p>
          <text:p text:style-name="P2">Sullo slot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128cm" svg:y1="11.811cm" svg:x2="11.938cm" svg:y2="11.811cm" draw:start-shape="id16" draw:start-glue-point="1" draw:end-shape="id17" draw:end-glue-point="5" svg:d="M8128 11811h3810" svg:viewBox="0 0 3811 1">
          <text:p/>
        </draw:connector>
        <draw:custom-shape draw:style-name="gr34" draw:text-style-name="P2" xml:id="id18" draw:id="id18" draw:layer="layout" svg:width="4.318cm" svg:height="2.286cm" svg:x="20.066cm" svg:y="10.668cm">
          <text:p text:style-name="P2">Invio dati</text:p>
          <text:p text:style-name="P2">slot i a n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51cm" svg:y1="11.811cm" svg:x2="20.066cm" svg:y2="11.811cm" draw:start-shape="id17" draw:start-glue-point="7" draw:end-shape="id18" draw:end-glue-point="3" svg:d="M16510 11811h3556" svg:viewBox="0 0 3557 1">
          <text:p/>
        </draw:connector>
        <draw:connector draw:style-name="gr6" draw:text-style-name="P4" draw:layer="layout" svg:x1="14.224cm" svg:y1="13.462cm" svg:x2="5.08cm" svg:y2="12.7cm" draw:start-shape="id17" draw:start-glue-point="6" draw:end-shape="id16" draw:end-glue-point="2" svg:d="M14224 13462v502h-9144v-1264" svg:viewBox="0 0 9145 1265">
          <text:p/>
        </draw:connector>
        <draw:frame draw:style-name="gr35" draw:text-style-name="P7" draw:layer="layout" svg:width="2.088cm" svg:height="0.902cm" svg:x="16.51cm" svg:y="10.922cm">
          <draw:text-box>
            <text:p><text:span text:style-name="T4">si</text:span></text:p>
          </draw:text-box>
        </draw:frame>
        <draw:frame draw:style-name="gr35" draw:text-style-name="P7" draw:layer="layout" svg:width="2.088cm" svg:height="0.902cm" svg:x="14.224cm" svg:y="13.576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6" draw:text-style-name="P11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37" draw:text-style-name="P16" draw:layer="layout" svg:width="9.132cm" svg:height="1.357cm" svg:x="9.697cm" svg:y="0.508cm">
          <draw:text-box>
            <text:p><text:span text:style-name="T6">Client: processo principale</text:span></text:p>
          </draw:text-box>
        </draw:frame>
        <draw:rect draw:style-name="gr2" draw:text-style-name="P2" draw:layer="layout" svg:width="6.522cm" svg:height="1.247cm" svg:x="1.349cm" svg:y="2.594cm">
          <text:p text:style-name="P2">Init: lista buffer</text:p>
        </draw:rect>
        <draw:rect draw:style-name="gr2" draw:text-style-name="P2" draw:layer="layout" svg:width="12.316cm" svg:height="1.105cm" svg:x="0.254cm" svg:y="4.881cm">
          <text:p text:style-name="P2">Init/spawn: broadcast receiver thread</text:p>
        </draw:rect>
        <draw:rect draw:style-name="gr2" draw:text-style-name="P2" draw:layer="layout" svg:width="7.566cm" svg:height="1.246cm" svg:x="0.827cm" svg:y="7.573cm">
          <text:p text:style-name="P2">Init/spawn: thread listen</text:p>
        </draw:rect>
        <draw:rect draw:style-name="gr2" draw:text-style-name="P2" draw:layer="layout" svg:width="7.566cm" svg:height="1.244cm" svg:x="0.827cm" svg:y="10.063cm">
          <text:p text:style-name="P2">Init: thread connect</text:p>
        </draw:rect>
        <draw:rect draw:style-name="gr2" draw:text-style-name="P2" draw:layer="layout" svg:width="4.957cm" svg:height="2.158cm" svg:x="1.349cm" svg:y="13.59cm">
          <text:p text:style-name="P2">Connect process</text:p>
          <text:p text:style-name="P2">to server</text:p>
        </draw:rect>
        <draw:line draw:style-name="gr6" draw:text-style-name="P4" draw:layer="layout" svg:x1="4.74cm" svg:y1="3.84cm" svg:x2="4.74cm" svg:y2="5.085cm">
          <text:p/>
        </draw:line>
        <draw:line draw:style-name="gr6" draw:text-style-name="P4" draw:layer="layout" svg:x1="4.74cm" svg:y1="6.329cm" svg:x2="4.74cm" svg:y2="7.574cm">
          <text:p/>
        </draw:line>
        <draw:line draw:style-name="gr6" draw:text-style-name="P4" draw:layer="layout" svg:x1="4.74cm" svg:y1="8.818cm" svg:x2="4.74cm" svg:y2="10.063cm">
          <text:p/>
        </draw:line>
        <draw:line draw:style-name="gr6" draw:text-style-name="P4" draw:layer="layout" svg:x1="4.74cm" svg:y1="11.308cm" svg:x2="4.74cm" svg:y2="13.59cm">
          <text:p/>
        </draw:line>
        <draw:frame draw:style-name="gr35" draw:text-style-name="P7" draw:layer="layout" svg:width="1.565cm" svg:height="0.902cm" svg:x="22.221cm" svg:y="10.138cm">
          <draw:text-box>
            <text:p><text:span text:style-name="T4">no</text:span></text:p>
          </draw:text-box>
        </draw:frame>
        <draw:rect draw:style-name="gr2" draw:text-style-name="P2" xml:id="id20" draw:id="id20" draw:layer="layout" svg:width="5.74cm" svg:height="1.051cm" svg:x="11.002cm" svg:y="8.208cm">
          <text:p text:style-name="P2">Connesso al server</text:p>
        </draw:rect>
        <draw:custom-shape draw:style-name="gr38" draw:text-style-name="P17" draw:layer="layout" svg:width="4.435cm" svg:height="2.106cm" svg:x="19.873cm" svg:y="7.681cm">
          <text:p text:style-name="P2"><text:span text:style-name="T7">Connesso</text:span></text:p>
          <text:p text:style-name="P2"><text:span text:style-name="T7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7" draw:layer="layout" svg:width="1.565cm" svg:height="0.903cm" svg:x="9.906cm" svg:y="15.494cm">
          <draw:text-box>
            <text:p><text:span text:style-name="T4">no</text:span></text:p>
          </draw:text-box>
        </draw:frame>
        <draw:frame draw:style-name="gr35" draw:text-style-name="P7" draw:layer="layout" svg:width="2.088cm" svg:height="0.902cm" svg:x="21.96cm" svg:y="6.78cm">
          <draw:text-box>
            <text:p><text:span text:style-name="T4">si</text:span></text:p>
          </draw:text-box>
        </draw:frame>
        <draw:line draw:style-name="gr6" draw:text-style-name="P4" draw:layer="layout" svg:x1="11.43cm" svg:y1="15.494cm" svg:x2="6.306cm" svg:y2="15.494cm">
          <text:p/>
        </draw:line>
        <draw:custom-shape draw:style-name="gr40" draw:text-style-name="P2" draw:layer="layout" svg:width="4.175cm" svg:height="3.158cm" svg:x="10.303cm" svg:y="13.098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7" draw:layer="layout" svg:width="2.088cm" svg:height="0.902cm" svg:x="12.344cm" svg:y="12.085cm">
          <draw:text-box>
            <text:p><text:span text:style-name="T4">si</text:span></text:p>
          </draw:text-box>
        </draw:frame>
        <draw:line draw:style-name="gr6" draw:text-style-name="P4" draw:layer="layout" svg:x1="6.306cm" svg:y1="14.478cm" svg:x2="10.668cm" svg:y2="14.478cm">
          <text:p/>
        </draw:line>
        <draw:line draw:style-name="gr6" draw:text-style-name="P4" draw:layer="layout" svg:x1="12.192cm" svg:y1="13.208cm" svg:x2="12.192cm" svg:y2="9.259cm">
          <text:p/>
        </draw:line>
        <draw:line draw:style-name="gr6" draw:text-style-name="P4" draw:layer="layout" svg:x1="16.742cm" svg:y1="8.734cm" svg:x2="19.873cm" svg:y2="8.734cm">
          <text:p/>
        </draw:line>
        <draw:custom-shape draw:style-name="gr41" draw:text-style-name="P2" xml:id="id21" draw:id="id21" draw:layer="layout" svg:width="6.001cm" svg:height="1.403cm" svg:x="18.829cm" svg:y="4.173cm">
          <text:p text:style-name="P2">Connesso al clien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96cm" svg:y1="7.682cm" svg:x2="21.96cm" svg:y2="5.577cm">
          <text:p/>
        </draw:line>
        <draw:custom-shape draw:style-name="gr41" draw:text-style-name="P2" draw:layer="layout" svg:width="6.001cm" svg:height="1.403cm" svg:x="18.829cm" svg:y="10.839cm">
          <text:p text:style-name="P2">Non connesso </text:p>
          <text:p text:style-name="P2"><text:s/>al clien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96cm" svg:y1="9.722cm" svg:x2="21.96cm" svg:y2="10.839cm">
          <text:p/>
        </draw:line>
        <draw:custom-shape draw:style-name="gr42" draw:text-style-name="P17" xml:id="id19" draw:id="id19" draw:layer="layout" svg:width="5.479cm" svg:height="2.709cm" svg:x="19.413cm" svg:y="0.762cm">
          <text:p text:style-name="P2"><text:span text:style-name="T7">Disconnesione</text:span></text:p>
          <text:p text:style-name="P2"><text:span text:style-name="T7"><text:s/></text:span><text:span text:style-name="T7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21.96cm" svg:y1="3.998cm" svg:x2="21.96cm" svg:y2="3.472cm">
          <text:p/>
        </draw:line>
        <draw:connector draw:style-name="gr6" draw:text-style-name="P4" draw:layer="layout" svg:x1="19.413cm" svg:y1="2.117cm" svg:x2="13.872cm" svg:y2="8.208cm" draw:start-shape="id19" draw:start-glue-point="5" draw:end-shape="id20" draw:end-glue-point="0" svg:d="M19413 2117h-5541v6091" svg:viewBox="0 0 5542 6092">
          <text:p/>
        </draw:connector>
        <draw:frame draw:style-name="gr35" draw:text-style-name="P7" draw:layer="layout" svg:width="2.088cm" svg:height="0.902cm" svg:x="18.486cm" svg:y="2.146cm">
          <draw:text-box>
            <text:p><text:span text:style-name="T4">si</text:span></text:p>
          </draw:text-box>
        </draw:frame>
        <draw:connector draw:style-name="gr6" draw:text-style-name="P4" draw:layer="layout" svg:x1="24.892cm" svg:y1="2.117cm" svg:x2="24.83cm" svg:y2="4.874cm" draw:start-shape="id19" draw:start-glue-point="7" draw:end-shape="id21" svg:d="M24892 2117h501v2757h-563" svg:viewBox="0 0 564 2758">
          <text:p/>
        </draw:connector>
        <draw:frame draw:style-name="gr35" draw:text-style-name="P7" draw:layer="layout" svg:width="1.565cm" svg:height="0.902cm" svg:x="25.331cm" svg:y="1.892cm">
          <draw:text-box>
            <text:p><text:span text:style-name="T4">no</text:span></text:p>
          </draw:text-box>
        </draw:frame>
        <draw:custom-shape draw:style-name="gr43" draw:text-style-name="P2" draw:layer="layout" svg:width="5.988cm" svg:height="3.302cm" svg:x="19.05cm" svg:y="12.954cm">
          <text:p text:style-name="P2">Disconnesione</text:p>
          <text:p text:style-name="P2"><text:s/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23.368cm" svg:y1="12.242cm" svg:x2="23.368cm" svg:y2="13.716cm">
          <text:p/>
        </draw:line>
        <draw:custom-shape draw:style-name="gr44" draw:text-style-name="P2" xml:id="id22" draw:id="id22" draw:layer="layout" svg:width="4.572cm" svg:height="2.843cm" svg:x="19.304cm" svg:y="17.223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844cm" svg:y1="16.086cm" svg:x2="21.844cm" svg:y2="17.223cm">
          <text:p/>
        </draw:line>
        <draw:line draw:style-name="gr45" draw:text-style-name="P4" draw:layer="layout" svg:x1="19.345cm" svg:y1="14.379cm" svg:x2="16.002cm" svg:y2="14.379cm">
          <text:p/>
        </draw:line>
        <draw:line draw:style-name="gr6" draw:text-style-name="P4" draw:layer="layout" svg:x1="16.002cm" svg:y1="14.379cm" svg:x2="16.002cm" svg:y2="9.259cm">
          <text:p/>
        </draw:line>
        <draw:frame draw:style-name="gr35" draw:text-style-name="P7" draw:layer="layout" svg:width="2.088cm" svg:height="0.902cm" svg:x="21.844cm" svg:y="16.085cm">
          <draw:text-box>
            <text:p><text:span text:style-name="T4">si</text:span></text:p>
          </draw:text-box>
        </draw:frame>
        <draw:frame draw:style-name="gr35" draw:text-style-name="P7" draw:layer="layout" svg:width="1.565cm" svg:height="0.902cm" svg:x="17.78cm" svg:y="13.477cm">
          <draw:text-box>
            <text:p><text:span text:style-name="T4">no</text:span></text:p>
          </draw:text-box>
        </draw:frame>
        <draw:custom-shape draw:style-name="gr46" draw:text-style-name="P2" xml:id="id23" draw:id="id23" draw:layer="layout" svg:width="2.032cm" svg:height="1.524cm" svg:x="12.954cm" svg:y="17.78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9.304cm" svg:y1="18.644cm" svg:x2="14.986cm" svg:y2="18.542cm" draw:start-shape="id22" draw:start-glue-point="3" draw:end-shape="id23" draw:end-glue-point="1" svg:d="M19304 18644h-2159v-102h-2159" svg:viewBox="0 0 4319 103">
          <text:p/>
        </draw:connector>
        <draw:frame draw:style-name="gr29" draw:text-style-name="P18" draw:layer="layout" svg:width="3.81cm" svg:height="1.673cm" svg:x="16.764cm" svg:y="7.471cm">
          <draw:text-box>
            <text:p><text:span text:style-name="T8">Modificare</text:span> </text:p>
          </draw:text-box>
        </draw:frame>
        <presentation:notes draw:style-name="dp2">
          <draw:page-thumbnail draw:style-name="gr1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6" draw:text-style-name="P11" draw:layer="layout" svg:width="4.437cm" svg:height="1.585cm" svg:x="1.088cm" svg:y="0.509cm">
          <draw:text-box>
            <text:p><text:span text:style-name="T5">Lato client</text:span></text:p>
          </draw:text-box>
        </draw:frame>
        <draw:frame draw:style-name="gr29" draw:text-style-name="P16" draw:layer="layout" svg:width="10.623cm" svg:height="1.673cm" svg:x="8.935cm" svg:y="0.509cm">
          <draw:text-box>
            <text:p><text:span text:style-name="T6">Client: broadcast receiver thread</text:span></text:p>
          </draw:text-box>
        </draw:frame>
        <draw:custom-shape draw:style-name="gr47" draw:text-style-name="P2" xml:id="id24" draw:id="id24" draw:layer="layout" svg:width="3.556cm" svg:height="1.778cm" svg:x="3.556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48" draw:text-style-name="P2" xml:id="id25" draw:id="id25" draw:layer="layout" svg:width="6.096cm" svg:height="2.032cm" svg:x="2.286cm" svg:y="6.858cm">
          <text:p text:style-name="P2">Init: buffer ricezione</text:p>
          <text:p text:style-name="P2">slot singolo</text:p>
          <draw:enhanced-geometry svg:viewBox="0 0 21600 21600" draw:type="rectangle" draw:enhanced-path="M 0 0 L 21600 0 21600 21600 0 21600 0 0 Z N"/>
        </draw:custom-shape>
        <draw:custom-shape draw:style-name="gr32" draw:text-style-name="P2" xml:id="id26" draw:id="id26" draw:layer="layout" svg:width="6.096cm" svg:height="1.778cm" svg:x="2.286cm" svg:y="10.668cm">
          <text:p text:style-name="P2">ricezione dati da </text:p>
          <text:p text:style-name="P2">broadcast server</text:p>
          <draw:enhanced-geometry svg:viewBox="0 0 21600 21600" draw:type="rectangle" draw:enhanced-path="M 0 0 L 21600 0 21600 21600 0 21600 0 0 Z N"/>
        </draw:custom-shape>
        <draw:custom-shape draw:style-name="gr49" draw:text-style-name="P2" xml:id="id27" draw:id="id27" draw:layer="layout" svg:width="3.302cm" svg:height="2.794cm" svg:x="12.192cm" svg:y="10.16cm">
          <text:p text:style-name="P2">ricevu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" xml:id="id28" draw:id="id28" draw:layer="layout" svg:width="5.334cm" svg:height="1.778cm" svg:x="19.05cm" svg:y="10.668cm">
          <text:p text:style-name="P2">Aggiorna user lis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334cm" svg:y1="5.08cm" svg:x2="5.334cm" svg:y2="6.858cm" draw:start-shape="id24" draw:start-glue-point="2" draw:end-shape="id25" draw:end-glue-point="0" svg:d="M5334 5080v1778" svg:viewBox="0 0 1 1779">
          <text:p/>
        </draw:connector>
        <draw:connector draw:style-name="gr6" draw:text-style-name="P4" draw:layer="layout" svg:x1="5.334cm" svg:y1="8.89cm" svg:x2="5.334cm" svg:y2="10.668cm" draw:start-shape="id25" draw:start-glue-point="2" draw:end-shape="id26" draw:end-glue-point="0" svg:d="M5334 8890v1778" svg:viewBox="0 0 1 1779">
          <text:p/>
        </draw:connector>
        <draw:connector draw:style-name="gr6" draw:text-style-name="P4" draw:layer="layout" svg:x1="8.382cm" svg:y1="11.557cm" svg:x2="12.192cm" svg:y2="11.557cm" draw:start-shape="id26" draw:start-glue-point="1" draw:end-shape="id27" draw:end-glue-point="5" svg:d="M8382 11557h3810" svg:viewBox="0 0 3811 1">
          <text:p/>
        </draw:connector>
        <draw:connector draw:style-name="gr6" draw:text-style-name="P4" draw:layer="layout" svg:x1="13.843cm" svg:y1="12.954cm" svg:x2="5.334cm" svg:y2="12.446cm" draw:start-shape="id27" draw:start-glue-point="6" draw:end-shape="id26" draw:end-glue-point="2" svg:d="M13843 12954v502h-8509v-1010" svg:viewBox="0 0 8510 1011">
          <text:p/>
        </draw:connector>
        <draw:connector draw:style-name="gr6" draw:text-style-name="P4" draw:layer="layout" svg:x1="15.494cm" svg:y1="11.557cm" svg:x2="19.05cm" svg:y2="11.557cm" draw:start-shape="id27" draw:start-glue-point="7" draw:end-shape="id28" draw:end-glue-point="3" svg:d="M15494 11557h3556" svg:viewBox="0 0 3557 1">
          <text:p/>
        </draw:connector>
        <draw:frame draw:style-name="gr39" draw:text-style-name="P7" draw:layer="layout" svg:width="1.565cm" svg:height="0.903cm" svg:x="13.716cm" svg:y="13.208cm">
          <draw:text-box>
            <text:p><text:span text:style-name="T4">no</text:span></text:p>
          </draw:text-box>
        </draw:frame>
        <draw:frame draw:style-name="gr39" draw:text-style-name="P7" draw:layer="layout" svg:width="1.565cm" svg:height="0.903cm" svg:x="15.24cm" svg:y="10.414cm">
          <draw:text-box>
            <text:p><text:span text:style-name="T4">si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6" draw:text-style-name="P11" draw:layer="layout" svg:width="4.437cm" svg:height="1.585cm" svg:x="1.089cm" svg:y="0.51cm">
          <draw:text-box>
            <text:p><text:span text:style-name="T5">Lato client</text:span></text:p>
          </draw:text-box>
        </draw:frame>
        <draw:frame draw:style-name="gr29" draw:text-style-name="P16" draw:layer="layout" svg:width="6.812cm" svg:height="1.673cm" svg:x="10.46cm" svg:y="0.508cm">
          <draw:text-box>
            <text:p><text:span text:style-name="T6">Client: listen thread</text:span></text:p>
          </draw:text-box>
        </draw:frame>
        <draw:custom-shape draw:style-name="gr51" draw:text-style-name="P2" xml:id="id29" draw:id="id29" draw:layer="layout" svg:width="4.064cm" svg:height="1.778cm" svg:x="3.048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2" draw:text-style-name="P2" xml:id="id30" draw:id="id30" draw:layer="layout" svg:width="6.604cm" svg:height="1.778cm" svg:x="1.778cm" svg:y="6.858cm">
          <text:p text:style-name="P2">Attesa di connessione</text:p>
          <text:p text:style-name="P2">in ingresso</text:p>
          <draw:enhanced-geometry svg:viewBox="0 0 21600 21600" draw:type="rectangle" draw:enhanced-path="M 0 0 L 21600 0 21600 21600 0 21600 0 0 Z N"/>
        </draw:custom-shape>
        <draw:custom-shape draw:style-name="gr53" draw:text-style-name="P2" xml:id="id31" draw:id="id31" draw:layer="layout" svg:width="4.826cm" svg:height="2.794cm" svg:x="12.192cm" svg:y="6.35cm">
          <text:p text:style-name="P2">conness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" xml:id="id32" draw:id="id32" draw:layer="layout" svg:width="4.826cm" svg:height="1.778cm" svg:x="19.05cm" svg:y="6.858cm">
          <text:p text:style-name="P2">Comunicazione </text:p>
          <text:p text:style-name="P2">con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5.08cm" svg:x2="5.08cm" svg:y2="6.858cm" draw:start-shape="id29" draw:start-glue-point="2" draw:end-shape="id30" draw:end-glue-point="0" svg:d="M5080 5080v1778" svg:viewBox="0 0 1 1779">
          <text:p/>
        </draw:connector>
        <draw:connector draw:style-name="gr6" draw:text-style-name="P4" draw:layer="layout" svg:x1="8.382cm" svg:y1="7.747cm" svg:x2="12.192cm" svg:y2="7.747cm" draw:start-shape="id30" draw:start-glue-point="1" draw:end-shape="id31" draw:end-glue-point="5" svg:d="M8382 7747h3810" svg:viewBox="0 0 3811 1">
          <text:p/>
        </draw:connector>
        <draw:connector draw:style-name="gr6" draw:text-style-name="P4" draw:layer="layout" svg:x1="14.605cm" svg:y1="9.144cm" svg:x2="5.08cm" svg:y2="8.636cm" draw:start-shape="id31" draw:start-glue-point="6" draw:end-shape="id30" draw:end-glue-point="2" svg:d="M14605 9144v502h-9525v-1010" svg:viewBox="0 0 9526 1011">
          <text:p/>
        </draw:connector>
        <draw:frame draw:style-name="gr39" draw:text-style-name="P7" draw:layer="layout" svg:width="1.565cm" svg:height="0.903cm" svg:x="12.913cm" svg:y="5.193cm">
          <draw:text-box>
            <text:p><text:span text:style-name="T4">si</text:span></text:p>
          </draw:text-box>
        </draw:frame>
        <draw:frame draw:style-name="gr39" draw:text-style-name="P7" draw:layer="layout" svg:width="1.565cm" svg:height="0.903cm" svg:x="13.04cm" svg:y="9.646cm">
          <draw:text-box>
            <text:p><text:span text:style-name="T4">no</text:span></text:p>
          </draw:text-box>
        </draw:frame>
        <draw:custom-shape draw:style-name="gr55" draw:text-style-name="P2" xml:id="id33" draw:id="id33" draw:layer="layout" svg:width="6.858cm" svg:height="3.556cm" svg:x="18.034cm" svg:y="10.668cm">
          <text:p text:style-name="P2">Comunicaz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1.463cm" svg:y1="8.636cm" svg:x2="21.463cm" svg:y2="10.668cm" draw:start-shape="id32" draw:start-glue-point="2" draw:end-shape="id33" draw:end-glue-point="4" svg:d="M21463 8636v2032" svg:viewBox="0 0 1 2033">
          <text:p/>
        </draw:connector>
        <draw:connector draw:style-name="gr6" draw:text-style-name="P4" draw:layer="layout" svg:x1="24.892cm" svg:y1="12.446cm" svg:x2="23.876cm" svg:y2="7.747cm" draw:start-shape="id33" draw:start-glue-point="7" draw:end-shape="id32" draw:end-glue-point="1" svg:d="M24892 12446h502v-4699h-1518" svg:viewBox="0 0 1519 4700">
          <text:p/>
        </draw:connector>
        <draw:custom-shape draw:style-name="gr56" draw:text-style-name="P2" xml:id="id35" draw:id="id35" draw:layer="layout" svg:width="7.366cm" svg:height="2.032cm" svg:x="17.78cm" svg:y="17.018cm">
          <text:p text:style-name="P2">Comunicare processo</text:p>
          <text:p text:style-name="P2">principale disconnessione</text:p>
          <draw:enhanced-geometry svg:viewBox="0 0 21600 21600" draw:type="rectangle" draw:enhanced-path="M 0 0 L 21600 0 21600 21600 0 21600 0 0 Z N"/>
        </draw:custom-shape>
        <draw:custom-shape draw:style-name="gr56" draw:text-style-name="P2" xml:id="id34" draw:id="id34" draw:layer="layout" svg:width="7.366cm" svg:height="2.032cm" svg:x="17.78cm" svg:y="2.286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4.605cm" svg:y1="6.35cm" svg:x2="17.78cm" svg:y2="3.302cm" draw:start-shape="id31" draw:start-glue-point="4" draw:end-shape="id34" draw:end-glue-point="3" svg:d="M14605 6350v-3048h3175" svg:viewBox="0 0 3176 3049">
          <text:p/>
        </draw:connector>
        <draw:connector draw:style-name="gr6" draw:text-style-name="P4" draw:layer="layout" svg:x1="21.463cm" svg:y1="4.318cm" svg:x2="21.463cm" svg:y2="6.858cm" draw:start-shape="id34" draw:start-glue-point="2" draw:end-shape="id32" draw:end-glue-point="0" svg:d="M21463 4318v2540" svg:viewBox="0 0 1 2541">
          <text:p/>
        </draw:connector>
        <draw:connector draw:style-name="gr6" draw:text-style-name="P4" draw:layer="layout" svg:x1="21.463cm" svg:y1="14.224cm" svg:x2="21.463cm" svg:y2="17.018cm" draw:start-shape="id33" draw:start-glue-point="6" draw:end-shape="id35" svg:d="M21463 14224v2794" svg:viewBox="0 0 1 2795">
          <text:p/>
        </draw:connector>
        <draw:frame draw:style-name="gr39" draw:text-style-name="P7" draw:layer="layout" svg:width="1.565cm" svg:height="0.903cm" svg:x="25.394cm" svg:y="11.684cm">
          <draw:text-box>
            <text:p><text:span text:style-name="T4">no</text:span></text:p>
          </draw:text-box>
        </draw:frame>
        <draw:frame draw:style-name="gr39" draw:text-style-name="P7" draw:layer="layout" svg:width="1.565cm" svg:height="0.903cm" svg:x="21.463cm" svg:y="14.083cm">
          <draw:text-box>
            <text:p><text:span text:style-name="T4">si</text:span></text:p>
          </draw:text-box>
        </draw:frame>
        <draw:connector draw:style-name="gr6" draw:text-style-name="P4" draw:layer="layout" svg:x1="17.78cm" svg:y1="18.034cm" svg:x2="5.08cm" svg:y2="8.636cm" draw:start-shape="id35" draw:start-glue-point="3" draw:end-shape="id30" draw:end-glue-point="2" svg:d="M17780 18034h-12700v-9398" svg:viewBox="0 0 12701 9399">
          <text:p/>
        </draw:connector>
        <presentation:notes draw:style-name="dp2">
          <draw:page-thumbnail draw:style-name="gr17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6" draw:text-style-name="P11" draw:layer="layout" svg:width="4.437cm" svg:height="1.585cm" svg:x="1.09cm" svg:y="0.511cm">
          <draw:text-box>
            <text:p><text:span text:style-name="T5">Lato client</text:span></text:p>
          </draw:text-box>
        </draw:frame>
        <draw:frame draw:style-name="gr29" draw:text-style-name="P16" draw:layer="layout" svg:width="8.081cm" svg:height="1.673cm" svg:x="9.953cm" svg:y="0.509cm">
          <draw:text-box>
            <text:p><text:span text:style-name="T6">Client: connect thread</text:span></text:p>
          </draw:text-box>
        </draw:frame>
        <draw:custom-shape draw:style-name="gr47" draw:text-style-name="P2" xml:id="id36" draw:id="id36" draw:layer="layout" svg:width="3.556cm" svg:height="1.778cm" svg:x="2.54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2" draw:text-style-name="P2" xml:id="id37" draw:id="id37" draw:layer="layout" svg:width="6.096cm" svg:height="1.778cm" svg:x="1.27cm" svg:y="7.62cm">
          <text:p text:style-name="P2">Consulta user list</text:p>
          <text:p text:style-name="P2">per connessione</text:p>
          <draw:enhanced-geometry svg:viewBox="0 0 21600 21600" draw:type="rectangle" draw:enhanced-path="M 0 0 L 21600 0 21600 21600 0 21600 0 0 Z N"/>
        </draw:custom-shape>
        <draw:custom-shape draw:style-name="gr32" draw:text-style-name="P2" xml:id="id38" draw:id="id38" draw:layer="layout" svg:width="6.096cm" svg:height="1.778cm" svg:x="1.27cm" svg:y="13.462cm">
          <text:p text:style-name="P2">Conetti a user client</text:p>
          <draw:enhanced-geometry svg:viewBox="0 0 21600 21600" draw:type="rectangle" draw:enhanced-path="M 0 0 L 21600 0 21600 21600 0 21600 0 0 Z N"/>
        </draw:custom-shape>
        <draw:custom-shape draw:style-name="gr57" draw:text-style-name="P2" xml:id="id39" draw:id="id39" draw:layer="layout" svg:width="7.366cm" svg:height="1.778cm" svg:x="11.938cm" svg:y="13.462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ustom-shape draw:style-name="gr53" draw:text-style-name="P2" xml:id="id40" draw:id="id40" draw:layer="layout" svg:width="4.826cm" svg:height="2.794cm" svg:x="13.208cm" svg:y="6.096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2" xml:id="id41" draw:id="id41" draw:layer="layout" svg:width="6.096cm" svg:height="2.032cm" svg:x="20.574cm" svg:y="1.778cm">
          <text:p text:style-name="P2">Comunicazione con</text:p>
          <text:p text:style-name="P2">user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318cm" svg:y1="5.334cm" svg:x2="4.318cm" svg:y2="7.62cm" draw:start-shape="id36" draw:start-glue-point="2" draw:end-shape="id37" draw:end-glue-point="0" svg:d="M4318 5334v2286" svg:viewBox="0 0 1 2287">
          <text:p/>
        </draw:connector>
        <draw:connector draw:style-name="gr6" draw:text-style-name="P4" draw:layer="layout" svg:x1="4.318cm" svg:y1="9.398cm" svg:x2="4.318cm" svg:y2="13.462cm" draw:start-shape="id37" draw:start-glue-point="2" draw:end-shape="id38" draw:end-glue-point="0" svg:d="M4318 9398v4064" svg:viewBox="0 0 1 4065">
          <text:p/>
        </draw:connector>
        <draw:connector draw:style-name="gr6" draw:text-style-name="P4" draw:layer="layout" svg:x1="7.366cm" svg:y1="14.351cm" svg:x2="11.938cm" svg:y2="14.351cm" draw:start-shape="id38" draw:start-glue-point="1" draw:end-shape="id39" draw:end-glue-point="3" svg:d="M7366 14351h4572" svg:viewBox="0 0 4573 1">
          <text:p/>
        </draw:connector>
        <draw:connector draw:style-name="gr6" draw:text-style-name="P4" draw:layer="layout" svg:x1="15.621cm" svg:y1="13.462cm" svg:x2="15.621cm" svg:y2="8.89cm" draw:start-shape="id39" draw:start-glue-point="0" draw:end-shape="id40" draw:end-glue-point="6" svg:d="M15621 13462v-4572" svg:viewBox="0 0 1 4573">
          <text:p/>
        </draw:connector>
        <draw:connector draw:style-name="gr6" draw:text-style-name="P4" draw:layer="layout" svg:x1="15.621cm" svg:y1="6.096cm" svg:x2="20.574cm" svg:y2="2.794cm" draw:start-shape="id40" draw:start-glue-point="4" draw:end-shape="id41" draw:end-glue-point="3" svg:d="M15621 6096v-3302h4953" svg:viewBox="0 0 4954 3303">
          <text:p/>
        </draw:connector>
        <draw:custom-shape draw:style-name="gr28" draw:text-style-name="P2" xml:id="id42" draw:id="id42" draw:layer="layout" svg:width="3.048cm" svg:height="1.778cm" svg:x="22.098cm" svg:y="11.684cm">
          <text:p text:style-name="P2">retur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8.034cm" svg:y1="7.493cm" svg:x2="22.098cm" svg:y2="12.573cm" draw:start-shape="id40" draw:start-glue-point="7" draw:end-shape="id42" draw:end-glue-point="3" svg:d="M18034 7493h2033v5080h2031" svg:viewBox="0 0 4065 5081">
          <text:p/>
        </draw:connector>
        <draw:frame draw:style-name="gr39" draw:text-style-name="P7" draw:layer="layout" svg:width="1.565cm" svg:height="0.903cm" svg:x="17.993cm" svg:y="7.493cm">
          <draw:text-box>
            <text:p><text:span text:style-name="T4">no</text:span></text:p>
          </draw:text-box>
        </draw:frame>
        <draw:custom-shape draw:style-name="gr58" draw:text-style-name="P2" xml:id="id43" draw:id="id43" draw:layer="layout" svg:width="5.08cm" svg:height="3.556cm" svg:x="21.082cm" svg:y="5.334cm">
          <text:p text:style-name="P2">Conness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3.622cm" svg:y1="3.81cm" svg:x2="23.622cm" svg:y2="5.334cm" draw:start-shape="id41" draw:start-glue-point="2" draw:end-shape="id43" draw:end-glue-point="4" svg:d="M23622 3810v1524" svg:viewBox="0 0 1 1525">
          <text:p/>
        </draw:connector>
        <draw:connector draw:style-name="gr6" draw:text-style-name="P4" draw:layer="layout" svg:x1="23.622cm" svg:y1="8.89cm" svg:x2="23.622cm" svg:y2="11.684cm" draw:start-shape="id43" draw:start-glue-point="6" draw:end-shape="id42" svg:d="M23622 8890v2794" svg:viewBox="0 0 1 2795">
          <text:p/>
        </draw:connector>
        <draw:frame draw:style-name="gr39" draw:text-style-name="P7" draw:layer="layout" svg:width="1.565cm" svg:height="0.903cm" svg:x="15.707cm" svg:y="5.193cm">
          <draw:text-box>
            <text:p><text:span text:style-name="T4">si</text:span></text:p>
          </draw:text-box>
        </draw:frame>
        <draw:frame draw:style-name="gr39" draw:text-style-name="P7" draw:layer="layout" svg:width="1.565cm" svg:height="0.903cm" svg:x="22.606cm" svg:y="8.749cm">
          <draw:text-box>
            <text:p><text:span text:style-name="T4">si</text:span></text:p>
          </draw:text-box>
        </draw:frame>
        <draw:connector draw:style-name="gr6" draw:text-style-name="P4" draw:layer="layout" svg:x1="26.162cm" svg:y1="7.112cm" svg:x2="26.67cm" svg:y2="2.794cm" draw:start-shape="id43" draw:start-glue-point="7" draw:end-shape="id41" draw:end-glue-point="1" svg:d="M26162 7112h1009v-4318h-501" svg:viewBox="0 0 1010 4319">
          <text:p/>
        </draw:connector>
        <draw:frame draw:style-name="gr39" draw:text-style-name="P7" draw:layer="layout" svg:width="1.565cm" svg:height="0.903cm" svg:x="25.908cm" svg:y="6.096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T3H37M59S</meta:editing-duration>
    <meta:editing-cycles>46</meta:editing-cycles>
    <dc:date>2017-03-01T13:01:46.824101553</dc:date>
    <meta:generator>LibreOffice/5.0.1.2$Linux_X86_64 LibreOffice_project/00m0$Build-2</meta:generator>
    <meta:document-statistic meta:object-count="232"/>
  </office:meta>
</office:document-meta>
</file>